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85mm" svg:height="90.04mm" svg:x="145.55mm" svg:y="16.47mm">
            <draw:object draw:notify-on-update-of-ranges="Hoja1.B2:Hoja1.B2 Hoja1.B3:Hoja1.B199 Hoja1.C2:Hoja1.C2 Hoja1.C3:Hoja1.C1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raciones</text:p>
          </table:table-cell>
          <table:table-cell table:style-name="ce1" office:value-type="string" calcext:value-type="string">
            <text:p>Búsqueda local</text:p>
          </table:table-cell>
          <table:table-cell table:style-name="ce1" office:value-type="string" calcext:value-type="string">
            <text:p>Búsqueda local determinis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6" calcext:value-type="float">
            <text:p>3476</text:p>
          </table:table-cell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7" calcext:value-type="float">
            <text:p>3477</text:p>
          </table:table-cell>
          <table:table-cell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8" calcext:value-type="float">
            <text:p>3478</text:p>
          </table:table-cell>
          <table:table-cell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8" calcext:value-type="float">
            <text:p>3498</text:p>
          </table:table-cell>
          <table:table-cell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13" calcext:value-type="float">
            <text:p>3513</text:p>
          </table:table-cell>
          <table:table-cell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14" calcext:value-type="float">
            <text:p>3514</text:p>
          </table:table-cell>
          <table:table-cell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5" calcext:value-type="float">
            <text:p>3525</text:p>
          </table:table-cell>
          <table:table-cell office:value-type="float" office:value="3516" calcext:value-type="float">
            <text:p>3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96" calcext:value-type="float">
            <text:p>3596</text:p>
          </table:table-cell>
          <table:table-cell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11" calcext:value-type="float">
            <text:p>3611</text:p>
          </table:table-cell>
          <table:table-cell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7" calcext:value-type="float">
            <text:p>3637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41" calcext:value-type="float">
            <text:p>3641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49" calcext:value-type="float">
            <text:p>3649</text:p>
          </table:table-cell>
          <table:table-cell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3" calcext:value-type="float">
            <text:p>3683</text:p>
          </table:table-cell>
          <table:table-cell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2" calcext:value-type="float">
            <text:p>3722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3" calcext:value-type="float">
            <text:p>3733</text:p>
          </table:table-cell>
          <table:table-cell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72" calcext:value-type="float">
            <text:p>3772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74" calcext:value-type="float">
            <text:p>3774</text:p>
          </table:table-cell>
          <table:table-cell office:value-type="float" office:value="3597" calcext:value-type="float">
            <text:p>35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83" calcext:value-type="float">
            <text:p>3783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9" calcext:value-type="float">
            <text:p>3809</text:p>
          </table:table-cell>
          <table:table-cell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13" calcext:value-type="float">
            <text:p>3813</text:p>
          </table:table-cell>
          <table:table-cell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15" calcext:value-type="float">
            <text:p>3815</text:p>
          </table:table-cell>
          <table:table-cell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20" calcext:value-type="float">
            <text:p>3820</text:p>
          </table:table-cell>
          <table:table-cell office:value-type="float" office:value="3655" calcext:value-type="float">
            <text:p>36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22" calcext:value-type="float">
            <text:p>3822</text:p>
          </table:table-cell>
          <table:table-cell office:value-type="float" office:value="3662" calcext:value-type="float">
            <text:p>36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66" calcext:value-type="float">
            <text:p>3866</text:p>
          </table:table-cell>
          <table:table-cell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70" calcext:value-type="float">
            <text:p>3870</text:p>
          </table:table-cell>
          <table:table-cell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72" calcext:value-type="float">
            <text:p>3872</text:p>
          </table:table-cell>
          <table:table-cell office:value-type="float" office:value="3685" calcext:value-type="float">
            <text:p>368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73" calcext:value-type="float">
            <text:p>3873</text:p>
          </table:table-cell>
          <table:table-cell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76" calcext:value-type="float">
            <text:p>3876</text:p>
          </table:table-cell>
          <table:table-cell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80" calcext:value-type="float">
            <text:p>3880</text:p>
          </table:table-cell>
          <table:table-cell office:value-type="float" office:value="3696" calcext:value-type="float">
            <text:p>36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95" calcext:value-type="float">
            <text:p>3895</text:p>
          </table:table-cell>
          <table:table-cell office:value-type="float" office:value="3697" calcext:value-type="float">
            <text:p>36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2" calcext:value-type="float">
            <text:p>3912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17" calcext:value-type="float">
            <text:p>3917</text:p>
          </table:table-cell>
          <table:table-cell office:value-type="float" office:value="3718" calcext:value-type="float">
            <text:p>37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35" calcext:value-type="float">
            <text:p>3935</text:p>
          </table:table-cell>
          <table:table-cell office:value-type="float" office:value="3722" calcext:value-type="float">
            <text:p>37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40" calcext:value-type="float">
            <text:p>3940</text:p>
          </table:table-cell>
          <table:table-cell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48" calcext:value-type="float">
            <text:p>3948</text:p>
          </table:table-cell>
          <table:table-cell office:value-type="float" office:value="3733" calcext:value-type="float">
            <text:p>373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56" calcext:value-type="float">
            <text:p>3956</text:p>
          </table:table-cell>
          <table:table-cell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58" calcext:value-type="float">
            <text:p>3958</text:p>
          </table:table-cell>
          <table:table-cell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67" calcext:value-type="float">
            <text:p>3967</text:p>
          </table:table-cell>
          <table:table-cell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71" calcext:value-type="float">
            <text:p>3971</text:p>
          </table:table-cell>
          <table:table-cell office:value-type="float" office:value="3788" calcext:value-type="float">
            <text:p>378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76" calcext:value-type="float">
            <text:p>3976</text:p>
          </table:table-cell>
          <table:table-cell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84" calcext:value-type="float">
            <text:p>3984</text:p>
          </table:table-cell>
          <table:table-cell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87" calcext:value-type="float">
            <text:p>3987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89" calcext:value-type="float">
            <text:p>3989</text:p>
          </table:table-cell>
          <table:table-cell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96" calcext:value-type="float">
            <text:p>3996</text:p>
          </table:table-cell>
          <table:table-cell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2" calcext:value-type="float">
            <text:p>4002</text:p>
          </table:table-cell>
          <table:table-cell office:value-type="float" office:value="3822" calcext:value-type="float">
            <text:p>38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4" calcext:value-type="float">
            <text:p>4004</text:p>
          </table:table-cell>
          <table:table-cell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08" calcext:value-type="float">
            <text:p>400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21" calcext:value-type="float">
            <text:p>4021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22" calcext:value-type="float">
            <text:p>4022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28" calcext:value-type="float">
            <text:p>4028</text:p>
          </table:table-cell>
          <table:table-cell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36" calcext:value-type="float">
            <text:p>4036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38" calcext:value-type="float">
            <text:p>4038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38" calcext:value-type="float">
            <text:p>4038</text:p>
          </table:table-cell>
          <table:table-cell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849" calcext:value-type="float">
            <text:p>38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865" calcext:value-type="float">
            <text:p>386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3925" calcext:value-type="float">
            <text:p>39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111" calcext:value-type="float">
            <text:p>41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4116" calcext:value-type="float">
            <text:p>41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4122" calcext:value-type="float">
            <text:p>412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4126" calcext:value-type="float">
            <text:p>412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4132" calcext:value-type="float">
            <text:p>41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4143" calcext:value-type="float">
            <text:p>414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4153" calcext:value-type="float">
            <text:p>41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157" calcext:value-type="float">
            <text:p>415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4162" calcext:value-type="float">
            <text:p>416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4165" calcext:value-type="float">
            <text:p>416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4167" calcext:value-type="float">
            <text:p>416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4173" calcext:value-type="float">
            <text:p>417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4179" calcext:value-type="float">
            <text:p>417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4181" calcext:value-type="float">
            <text:p>418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4190" calcext:value-type="float">
            <text:p>419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4192" calcext:value-type="float">
            <text:p>419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4197" calcext:value-type="float">
            <text:p>419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4229" calcext:value-type="float">
            <text:p>422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4231" calcext:value-type="float">
            <text:p>423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4246" calcext:value-type="float">
            <text:p>424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4248" calcext:value-type="float">
            <text:p>424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4249" calcext:value-type="float">
            <text:p>424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4257" calcext:value-type="float">
            <text:p>425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4258" calcext:value-type="float">
            <text:p>425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4260" calcext:value-type="float">
            <text:p>426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4267" calcext:value-type="float">
            <text:p>426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4271" calcext:value-type="float">
            <text:p>427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4275" calcext:value-type="float">
            <text:p>42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280" calcext:value-type="float">
            <text:p>428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4281" calcext:value-type="float">
            <text:p>428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4283" calcext:value-type="float">
            <text:p>428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4284" calcext:value-type="float">
            <text:p>42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4286" calcext:value-type="float">
            <text:p>428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4291" calcext:value-type="float">
            <text:p>429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4292" calcext:value-type="float">
            <text:p>42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4293" calcext:value-type="float">
            <text:p>429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4296" calcext:value-type="float">
            <text:p>42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4301" calcext:value-type="float">
            <text:p>43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306" calcext:value-type="float">
            <text:p>43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7" calcext:value-type="float">
            <text:p>430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4308" calcext:value-type="float">
            <text:p>430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4310" calcext:value-type="float">
            <text:p>431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4311" calcext:value-type="float">
            <text:p>43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4317" calcext:value-type="float">
            <text:p>431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4318" calcext:value-type="float">
            <text:p>43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4323" calcext:value-type="float">
            <text:p>432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4329" calcext:value-type="float">
            <text:p>432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4341" calcext:value-type="float">
            <text:p>434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4342" calcext:value-type="float">
            <text:p>434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4357" calcext:value-type="float">
            <text:p>435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4368" calcext:value-type="float">
            <text:p>436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4369" calcext:value-type="float">
            <text:p>436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4371" calcext:value-type="float">
            <text:p>437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4385" calcext:value-type="float">
            <text:p>438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4387" calcext:value-type="float">
            <text:p>438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4394" calcext:value-type="float">
            <text:p>439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4403" calcext:value-type="float">
            <text:p>440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4411" calcext:value-type="float">
            <text:p>44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4421" calcext:value-type="float">
            <text:p>442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4423" calcext:value-type="float">
            <text:p>442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4428" calcext:value-type="float">
            <text:p>442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4431" calcext:value-type="float">
            <text:p>443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4437" calcext:value-type="float">
            <text:p>443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4446" calcext:value-type="float">
            <text:p>44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4451" calcext:value-type="float">
            <text:p>445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4452" calcext:value-type="float">
            <text:p>44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4454" calcext:value-type="float">
            <text:p>445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4462" calcext:value-type="float">
            <text:p>446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4463" calcext:value-type="float">
            <text:p>446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4469" calcext:value-type="float">
            <text:p>44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4475" calcext:value-type="float">
            <text:p>447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4478" calcext:value-type="float">
            <text:p>44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4481" calcext:value-type="float">
            <text:p>448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4483" calcext:value-type="float">
            <text:p>44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4484" calcext:value-type="float">
            <text:p>44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4495" calcext:value-type="float">
            <text:p>449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498" calcext:value-type="float">
            <text:p>44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4506" calcext:value-type="float">
            <text:p>45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4522" calcext:value-type="float">
            <text:p>452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4523" calcext:value-type="float">
            <text:p>452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4528" calcext:value-type="float">
            <text:p>452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4528" calcext:value-type="float">
            <text:p>4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00:52.297899816</meta:creation-date>
    <meta:generator>LibreOffice/6.0.7.3$Linux_X86_64 LibreOffice_project/00m0$Build-3</meta:generator>
    <dc:date>2019-04-01T02:25:39.806537714</dc:date>
    <meta:editing-duration>PT3M53S</meta:editing-duration>
    <meta:editing-cycles>1</meta:editing-cycles>
    <meta:document-statistic meta:table-count="1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851cm" svg:y="0.316cm" chart:style-name="ch2">
          <text:p>SOM-b_13</text:p>
        </chart:title>
        <chart:legend chart:legend-position="end" svg:x="10.303cm" svg:y="3.954cm" style:legend-expansion="high" chart:style-name="ch3"/>
        <chart:plot-area chart:style-name="ch4" table:cell-range-address="Hoja1.B2:Hoja1.C199" chart:data-source-has-labels="row" svg:x="1.33cm" svg:y="1.275cm" svg:width="8.654cm" svg:height="6.569cm">
          <chartooo:coordinate-region svg:x="2.322cm" svg:y="1.396cm" svg:width="7.561cm" svg:height="5.446cm"/>
          <chart:axis chart:dimension="x" chart:name="primary-x" chart:style-name="ch5">
            <chart:title svg:x="4.806cm" svg:y="8.024cm" chart:style-name="ch6">
              <text:p>Iteraciones</text:p>
            </chart:title>
          </chart:axis>
          <chart:axis chart:dimension="y" chart:name="primary-y" chart:style-name="ch5">
            <chart:title svg:x="0.451cm" svg:y="5.04cm" chart:style-name="ch7">
              <text:p>Coste</text:p>
            </chart:title>
            <chart:grid chart:style-name="ch8" chart:class="major"/>
          </chart:axis>
          <chart:series chart:style-name="ch9" chart:values-cell-range-address="Hoja1.B3:Hoja1.B199" chart:label-cell-address="Hoja1.B2:Hoja1.B2" chart:class="chart:line">
            <chart:data-point chart:repeated="197"/>
          </chart:series>
          <chart:series chart:style-name="ch10" chart:values-cell-range-address="Hoja1.C3:Hoja1.C199" chart:label-cell-address="Hoja1.C2:Hoja1.C2" chart:class="chart:line">
            <chart:data-point chart:repeated="1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úsqueda local</text:p>
                <draw:g>
                  <svg:desc>Hoja1.B2:Hoja1.B2</svg:desc>
                </draw:g>
              </table:table-cell>
              <table:table-cell office:value-type="string">
                <text:p>Búsqueda local determinista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4">
                <text:p>3474</text:p>
                <draw:g>
                  <svg:desc>Hoja1.B3:Hoja1.B199</svg:desc>
                </draw:g>
              </table:table-cell>
              <table:table-cell office:value-type="float" office:value="3468">
                <text:p>3468</text:p>
                <draw:g>
                  <svg:desc>Hoja1.C3:Hoja1.C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6">
                <text:p>3476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7">
                <text:p>3477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8">
                <text:p>3478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8">
                <text:p>3498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3">
                <text:p>3513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14">
                <text:p>3514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5">
                <text:p>352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9">
                <text:p>354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6">
                <text:p>3596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1">
                <text:p>361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7">
                <text:p>3637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41">
                <text:p>3641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49">
                <text:p>3649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3">
                <text:p>3683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22">
                <text:p>3722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3">
                <text:p>373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2">
                <text:p>3772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4">
                <text:p>3774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3">
                <text:p>378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09">
                <text:p>380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13">
                <text:p>3813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15">
                <text:p>3815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20">
                <text:p>382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2">
                <text:p>3822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6">
                <text:p>3866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70">
                <text:p>3870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72">
                <text:p>3872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73">
                <text:p>3873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76">
                <text:p>387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80">
                <text:p>388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95">
                <text:p>3895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12">
                <text:p>3912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17">
                <text:p>3917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35">
                <text:p>393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40">
                <text:p>394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48">
                <text:p>394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56">
                <text:p>3956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8">
                <text:p>3958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67">
                <text:p>3967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1">
                <text:p>397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76">
                <text:p>3976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84">
                <text:p>398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87">
                <text:p>398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9">
                <text:p>3989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6">
                <text:p>3996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2">
                <text:p>4002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4">
                <text:p>400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8">
                <text:p>400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21">
                <text:p>402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22">
                <text:p>4022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28">
                <text:p>4028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36">
                <text:p>4036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38">
                <text:p>4038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38">
                <text:p>403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4523">
                <text:p>4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528">
                <text:p>4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